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5"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7"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9" style:family="paragraph" style:parent-style-name="Standard">
      <style:paragraph-properties fo:margin-top="0in" fo:margin-bottom="0in" style:contextual-spacing="false" fo:text-align="justify" style:justify-single-word="false" fo:break-before="page"/>
      <style:text-properties style:font-name="Georgia" officeooo:rsid="00146b41" officeooo:paragraph-rsid="00146b41"/>
    </style:style>
    <style:style style:name="P10"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4"><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4"><text:s text:c="5"/><text:span text:style-name="T8">It’s the weekend of course you’re bored. What else is there to do during the weekend that you can do to cure boredom, you wonder.</text:span></text:p>
      <text:p text:style-name="P4"><text:s text:c="5"/><text:span text:style-name="T9">So you sit and you wonder about it for a while. Nothing comes of it so you go for a walk.</text:span></text:p>
      <text:p text:style-name="P4"><text:s text:c="5"/><text:span text:style-name="T10">Good morning to you!</text:span></text:p>
      <text:p text:style-name="P3">Meeting The Wife</text:p>
      <text:p text:style-name="P5"><text:s text:c="5"/>You meet a girl, she seems nice you think. <text:span text:style-name="T11">Not overly bearing or anything of the like. </text:span><text:span text:style-name="T12">Just a nice girl to hang with for a moment or two during the weekdays.</text:span></text:p>
      <text:p text:style-name="P5"><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5"><text:s text:c="5"/><text:span text:style-name="T14">A few more dates out and then you realize you want something more out of this life than random hookups. You want companionship. You want a wife and she’s looking right at you.</text:span></text:p>
      <text:p text:style-name="P5"><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9"/>
      <text:p text:style-name="P7">Nightmare</text:p>
      <text:p text:style-name="P10"><text:s text:c="5"/>You try to sleep. Sleep doesn’t happen. It tends to impede things and feelings as it w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2:22:31.984000000</dc:date>
    <meta:editing-cycles>24</meta:editing-cycles>
    <meta:editing-duration>PT29M16S</meta:editing-duration>
    <meta:generator>LibreOffice/7.4.0.3$Windows_X86_64 LibreOffice_project/f85e47c08ddd19c015c0114a68350214f7066f5a</meta:generator>
    <meta:document-statistic meta:table-count="0" meta:image-count="0" meta:object-count="0" meta:page-count="5" meta:paragraph-count="18" meta:word-count="521" meta:character-count="2782" meta:non-whitespace-character-count="2208"/>
    <meta:template xlink:type="simple" xlink:actuate="onRequest" xlink:title="Normal.dotm" xlink:href=""/>
  </office:meta>
</office:document-meta>
</file>